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130c7" officeooo:paragraph-rsid="000130c7"/>
    </style:style>
    <style:style style:name="T1" style:family="text">
      <style:text-properties officeooo:rsid="0002d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s: (Who will place the order)</text:p>
      <text:p text:style-name="P1"><text:tab/><text:span text:style-name="T1">username</text:span></text:p>
      <text:p text:style-name="P1"><text:tab/><text:span text:style-name="T1">email</text:span></text:p>
      <text:p text:style-name="P1"><text:tab/><text:span text:style-name="T1">password</text:span></text:p>
      <text:p text:style-name="P1"><text:tab/><text:span text:style-name="T1">mobile</text:span></text:p>
      <text:p text:style-name="P1"><text:tab/><text:span text:style-name="T1">isVerified </text:span>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1T12:27:29.410958070</meta:creation-date>
    <dc:date>2022-02-21T12:56:10.949094170</dc:date>
    <meta:editing-duration>PT18M11S</meta:editing-duration>
    <meta:editing-cycles>1</meta:editing-cycles>
    <meta:generator>LibreOffice/7.2.5.2$MacOSX_X86_64 LibreOffice_project/499f9727c189e6ef3471021d6132d4c694f357e5</meta:generator>
    <meta:document-statistic meta:table-count="0" meta:image-count="0" meta:object-count="0" meta:page-count="1" meta:paragraph-count="7" meta:word-count="11" meta:character-count="77" meta:non-whitespace-character-count="65"/>
  </office:meta>
</office:document-meta>
</file>